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294a" officeooo:paragraph-rsid="0008294a"/>
    </style:style>
    <style:style style:name="P2" style:family="paragraph" style:parent-style-name="Standard">
      <style:text-properties officeooo:rsid="00087429" officeooo:paragraph-rsid="00087429"/>
    </style:style>
    <style:style style:name="P3" style:family="paragraph" style:parent-style-name="Standard">
      <style:text-properties officeooo:rsid="0008d8ab" officeooo:paragraph-rsid="0008d8ab"/>
    </style:style>
    <style:style style:name="P4" style:family="paragraph" style:parent-style-name="Standard">
      <style:text-properties officeooo:rsid="000a1369" officeooo:paragraph-rsid="000a1369"/>
    </style:style>
    <style:style style:name="P5" style:family="paragraph" style:parent-style-name="Standard">
      <style:text-properties officeooo:rsid="000b948f" officeooo:paragraph-rsid="000b948f"/>
    </style:style>
    <style:style style:name="P6" style:family="paragraph" style:parent-style-name="Standard">
      <style:text-properties officeooo:rsid="000c5219" officeooo:paragraph-rsid="000c5219"/>
    </style:style>
    <style:style style:name="P7" style:family="paragraph" style:parent-style-name="Standard">
      <style:text-properties officeooo:rsid="000d3192" officeooo:paragraph-rsid="000d3192"/>
    </style:style>
    <style:style style:name="P8" style:family="paragraph" style:parent-style-name="Standard">
      <style:text-properties officeooo:rsid="000e6d72" officeooo:paragraph-rsid="000e6d72"/>
    </style:style>
    <style:style style:name="P9" style:family="paragraph" style:parent-style-name="Standard">
      <style:text-properties officeooo:rsid="0010261e" officeooo:paragraph-rsid="0010261e"/>
    </style:style>
    <style:style style:name="P10" style:family="paragraph" style:parent-style-name="Standard">
      <style:text-properties officeooo:rsid="00102dc1" officeooo:paragraph-rsid="00102dc1"/>
    </style:style>
    <style:style style:name="P11" style:family="paragraph" style:parent-style-name="Standard">
      <style:text-properties officeooo:rsid="00114cb3" officeooo:paragraph-rsid="00114cb3"/>
    </style:style>
    <style:style style:name="P12" style:family="paragraph" style:parent-style-name="Standard">
      <style:text-properties officeooo:rsid="0012a096" officeooo:paragraph-rsid="0012a096"/>
    </style:style>
    <style:style style:name="P13" style:family="paragraph" style:parent-style-name="Standard">
      <style:text-properties officeooo:rsid="00133187" officeooo:paragraph-rsid="00133187"/>
    </style:style>
    <style:style style:name="P14" style:family="paragraph" style:parent-style-name="Standard">
      <style:text-properties officeooo:rsid="001639f6" officeooo:paragraph-rsid="001639f6"/>
    </style:style>
    <style:style style:name="P15" style:family="paragraph" style:parent-style-name="Standard">
      <style:text-properties officeooo:rsid="0017efee" officeooo:paragraph-rsid="0017efee"/>
    </style:style>
    <style:style style:name="P16" style:family="paragraph" style:parent-style-name="Standard">
      <style:text-properties officeooo:rsid="00185a8e" officeooo:paragraph-rsid="00185a8e"/>
    </style:style>
    <style:style style:name="P17" style:family="paragraph" style:parent-style-name="Standard">
      <style:text-properties officeooo:rsid="00197ac3" officeooo:paragraph-rsid="00197ac3"/>
    </style:style>
    <style:style style:name="P18" style:family="paragraph" style:parent-style-name="Standard">
      <style:text-properties officeooo:rsid="001a4ae4" officeooo:paragraph-rsid="001a4ae4"/>
    </style:style>
    <style:style style:name="P19" style:family="paragraph" style:parent-style-name="Standard">
      <style:text-properties officeooo:rsid="001bc36c" officeooo:paragraph-rsid="001bc36c"/>
    </style:style>
    <style:style style:name="P20" style:family="paragraph" style:parent-style-name="Standard">
      <style:text-properties officeooo:rsid="001cf89b" officeooo:paragraph-rsid="001cf89b"/>
    </style:style>
    <style:style style:name="P21" style:family="paragraph" style:parent-style-name="Standard">
      <style:text-properties officeooo:rsid="001ea059" officeooo:paragraph-rsid="001ea059"/>
    </style:style>
    <style:style style:name="P22" style:family="paragraph" style:parent-style-name="Standard">
      <style:text-properties officeooo:rsid="001fcc82" officeooo:paragraph-rsid="001fcc82"/>
    </style:style>
    <style:style style:name="P23" style:family="paragraph" style:parent-style-name="Standard">
      <style:text-properties officeooo:rsid="00207fa0" officeooo:paragraph-rsid="00207fa0"/>
    </style:style>
    <style:style style:name="P24" style:family="paragraph" style:parent-style-name="Standard">
      <style:text-properties officeooo:rsid="00222df8" officeooo:paragraph-rsid="00222df8"/>
    </style:style>
    <style:style style:name="P25" style:family="paragraph" style:parent-style-name="Standard">
      <style:text-properties officeooo:rsid="00227f7b" officeooo:paragraph-rsid="00227f7b"/>
    </style:style>
    <style:style style:name="P26" style:family="paragraph" style:parent-style-name="Standard">
      <style:text-properties officeooo:rsid="00244a54" officeooo:paragraph-rsid="00244a54"/>
    </style:style>
    <style:style style:name="P27" style:family="paragraph" style:parent-style-name="Standard">
      <style:text-properties officeooo:rsid="002476b9" officeooo:paragraph-rsid="002476b9"/>
    </style:style>
    <style:style style:name="T1" style:family="text">
      <style:text-properties officeooo:rsid="0011bde7"/>
    </style:style>
    <style:style style:name="T2" style:family="text">
      <style:text-properties officeooo:rsid="001bc36c"/>
    </style:style>
    <style:style style:name="T3" style:family="text">
      <style:text-properties officeooo:rsid="00222df8"/>
    </style:style>
    <style:style style:name="T4" style:family="text">
      <style:text-properties officeooo:rsid="00227f7b"/>
    </style:style>
    <style:style style:name="T5" style:family="text">
      <style:text-properties officeooo:rsid="00249f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humana </text:p>
      <text:p text:style-name="P1"/>
      <text:p text:style-name="P1">Funcions generals del sistema respiratori i mecànica respiratòria</text:p>
      <text:p text:style-name="P1"/>
      <text:p text:style-name="P1"/>
      <text:p text:style-name="P2">Intercanvi de gasos entre el medi extern i intern. Volem tenir oxigen per poder fer metabolisme aeròbic. </text:p>
      <text:p text:style-name="P2">A més, genera CO2 i el volem fotre fora. </text:p>
      <text:p text:style-name="P2">Cor i musculs respiratoris en acidosi e paren </text:p>
      <text:p text:style-name="P2"/>
      <text:p text:style-name="P2">Ventilació (Va): component general que te molts elements diferents: entrada d’aire als pulmons</text:p>
      <text:p text:style-name="P2">Perfussió: entrada de sang </text:p>
      <text:p text:style-name="P2">Difusió: gasos passen del medi gasos al medi líquid a l’inrevés</text:p>
      <text:p text:style-name="P2">Transport: </text:p>
      <text:p text:style-name="P2">Consum:</text:p>
      <text:p text:style-name="P2"/>
      <text:p text:style-name="P2">intercanvi de gasos primer al pulmó, després als òrgans. </text:p>
      <text:p text:style-name="P2"/>
      <text:p text:style-name="P2"/>
      <text:p text:style-name="P3">VA/Q</text:p>
      <text:p text:style-name="P3"/>
      <text:p text:style-name="P4">Entra aire amb ventilació alveolar, hi ha perfussió als pulmons, sang surt dels pulmons, va al cor, oxigen dilssolt amb el plasma o en una hemoglobina, difon a tot l’organisme. flux fa que l’organ pugui consumir oxigen. de tot el gos, tornen sangs diferents. es junta amb altres organs i la part dreta del cor envia la sang barrejada de tot l’organisme (v porta ralleta) i la perfussió pulmonar permet tancar el cicle</text:p>
      <text:p text:style-name="P4"/>
      <text:p text:style-name="P4"/>
      <text:p text:style-name="P4">Vies aèries, parènquima pulmonar. unitats respiratòries: alveol i capilar (bossa alveolar i capilars) </text:p>
      <text:p text:style-name="P4"/>
      <text:p text:style-name="P4"/>
      <text:p text:style-name="P4">vies aèries superiors: </text:p>
      <text:p text:style-name="P4">- cavitat nasal</text:p>
      <text:p text:style-name="P4">- orofaringe</text:p>
      <text:p text:style-name="P4">- laringe</text:p>
      <text:p text:style-name="P4"/>
      <text:p text:style-name="P4">condueix aire als pulmons, l’escalfa i el filtra</text:p>
      <text:p text:style-name="P4"/>
      <text:p text:style-name="P4">nas i fosses nasals: condicionament de l’aire, retenció d’impureses, caixa de ressonància, funció olfactòria</text:p>
      <text:p text:style-name="P4"/>
      <text:p text:style-name="P4">faringe: tub musculos situat en coll i revestit de mucosa. </text:p>
      <text:p text:style-name="P4">connecta nas i boca amb traquea i esofag</text:p>
      <text:p text:style-name="P4"/>
      <text:p text:style-name="P4">nasofaringe, orofaringe, laringofaringe. </text:p>
      <text:p text:style-name="P4"/>
      <text:p text:style-name="P4"/>
      <text:p text:style-name="P4">laringe: cordes bucals, permet pas de l’aire, fer sons i esfinteriana (menjar vagi cap a on toca) </text:p>
      <text:p text:style-name="P4"/>
      <text:p text:style-name="P4"/>
      <text:p text:style-name="P4"/>
      <text:p text:style-name="P4"/>
      <text:p text:style-name="P4"><text:soft-page-break/>vies aèries inferiors :</text:p>
      <text:p text:style-name="P4">tràquea: </text:p>
      <text:p text:style-name="P4">conducte remirigid, </text:p>
      <text:p text:style-name="P4">teixit fibros, muscular i amb cartilags (15-20, anells incomplerts) </text:p>
      <text:p text:style-name="P4">entre laringe i bronquis principals</text:p>
      <text:p text:style-name="P4">trajecte oblic: cap avall, enrere i a la dreta</text:p>
      <text:p text:style-name="P4">carina traqueal</text:p>
      <text:p text:style-name="P4"/>
      <text:p text:style-name="P4"/>
      <text:p text:style-name="P4">bronquis principals</text:p>
      <text:p text:style-name="P4">ramificacions de l atràquea</text:p>
      <text:p text:style-name="P4">morfologia similar a traquea</text:p>
      <text:p text:style-name="P4"/>
      <text:p text:style-name="P4">bronqui princpial dret: vertical</text:p>
      <text:p text:style-name="P4">bronqui esquerre: trajecte mes horitzontal</text:p>
      <text:p text:style-name="P4"/>
      <text:p text:style-name="P4"/>
      <text:p text:style-name="P4">divisions bronquials:</text:p>
      <text:p text:style-name="P5">es divideix com branques d’un arbre. </text:p>
      <text:p text:style-name="P5"/>
      <text:p text:style-name="P6">tuberies que poden col·lapsar per diferencies de pressions. </text:p>
      <text:p text:style-name="P6"/>
      <text:p text:style-name="P6"/>
      <text:p text:style-name="P6"/>
      <text:p text:style-name="P7">pulmons: dos pulmons. reserva important per respirar. </text:p>
      <text:p text:style-name="P7"/>
      <text:p text:style-name="P7">pulmo dret: cissura major o obliqua </text:p>
      <text:p text:style-name="P7">3 lobuls: cara costal, cara diafragmatica, cara mediastinica, vertex pulmonar</text:p>
      <text:p text:style-name="P7"/>
      <text:p text:style-name="P7">pulmo esuqerra<text:line-break/>dos lobuls amb la lingula. </text:p>
      <text:p text:style-name="P7"/>
      <text:p text:style-name="P7"/>
      <text:p text:style-name="P7">unitat alveol-capilar. </text:p>
      <text:p text:style-name="P7"/>
      <text:p text:style-name="P7"/>
      <text:p text:style-name="P8">músculs respiratoris</text:p>
      <text:p text:style-name="P8">diafragma (quan es contrau augmenta cefalocaudalment els pulmons), intercostals interns, parasternals. el pulmo creix anteroposterior i lateral. molt aeròbics (resistents a la fatiga) </text:p>
      <text:p text:style-name="P8"/>
      <text:p text:style-name="P8"/>
      <text:p text:style-name="P8">pleura: serosa de coberta </text:p>
      <text:p text:style-name="P8"><text:tab/>pleura visceral</text:p>
      <text:p text:style-name="P8"><text:tab/>pleura parietal </text:p>
      <text:p text:style-name="P8"><text:tab/><text:tab/>cavitat pleural</text:p>
      <text:p text:style-name="P8"/>
      <text:p text:style-name="P8">pleura parietal: </text:p>
      <text:p text:style-name="P8"><text:tab/>pleura costal</text:p>
      <text:p text:style-name="P8"><text:tab/>pleura diafragmatica</text:p>
      <text:p text:style-name="P8"><text:tab/>pleura mediastinica</text:p>
      <text:p text:style-name="P8"/>
      <text:p text:style-name="P8">puño en globo</text:p>
      <text:p text:style-name="P8"><text:soft-page-break/>Mecanica respiratoria: </text:p>
      <text:p text:style-name="P8">Músculs inspiratoris es contrauen i la pressió a la pleura baixa (més negativa) i es transmet a l’alveol (negativa alveol respecte atmosfera) -&gt; aire entra. </text:p>
      <text:p text:style-name="P8">pressio transpulmonar dificulta transmissio de la pressio i ajuda a ser positiu en la expiració, alveol s’ha de posar positiu </text:p>
      <text:p text:style-name="P8"/>
      <text:p text:style-name="P8"/>
      <text:p text:style-name="P8">volum corrent (tidal): volum respiracio normal </text:p>
      <text:p text:style-name="P8"/>
      <text:p text:style-name="P8">frequencia respiratoria: respiracions per minut </text:p>
      <text:p text:style-name="P8"/>
      <text:p text:style-name="P8">miltiplicar VT x FR: respiració minut. </text:p>
      <text:p text:style-name="P8"/>
      <text:p text:style-name="P8">temps inspiratori: temps en el que consumim energia per contraure els musculs</text:p>
      <text:p text:style-name="P8">temps de tot el cicle respiratori: inspirar, expirar i parada. </text:p>
      <text:p text:style-name="P8"/>
      <text:p text:style-name="P9">si dediquem massa temps a inspirar ens cansem mes</text:p>
      <text:p text:style-name="P9"/>
      <text:p text:style-name="P9">VT/Tinspiratori: velocitat entrada aire.</text:p>
      <text:p text:style-name="P9"/>
      <text:p text:style-name="P9"/>
      <text:p text:style-name="P9"/>
      <text:p text:style-name="P10">espirometria forçada: no maniobra natural. </text:p>
      <text:p text:style-name="P10"/>
      <text:p text:style-name="P11">agafar aire fondo (capacitat pulmonar total) <text:s/>i fer-ho fora rapid. </text:p>
      <text:p text:style-name="P11"/>
      <text:p text:style-name="P11"/>
      <text:p text:style-name="P11">FEV1: força respiratoria al primer segon. velocitat que jo puc transmetre al aire per sortir. mostra estat de les tuberies</text:p>
      <text:p text:style-name="P11"/>
      <text:p text:style-name="P11">capacitat vital forçada: quan ho treus tot (FVC) - mostra capacitat total. </text:p>
      <text:p text:style-name="P11"/>
      <text:p text:style-name="P11"/>
      <text:p text:style-name="P11">FEV/FVC com a quocient </text:p>
      <text:p text:style-name="P11"/>
      <text:p text:style-name="P11"/>
      <text:p text:style-name="P11">hi ha valors de referència per la espirometria forçada. valor absolut. (cc, L)</text:p>
      <text:p text:style-name="P11"/>
      <text:p text:style-name="P11">% dels valors de referència. (valor absolut/valor referència x 100) </text:p>
      <text:p text:style-name="P11"/>
      <text:p text:style-name="P11"/>
      <text:p text:style-name="P11"/>
      <text:p text:style-name="P11"/>
      <text:p text:style-name="P11">-ètnia</text:p>
      <text:p text:style-name="P11">-sexe</text:p>
      <text:p text:style-name="P11">-edat</text:p>
      <text:p text:style-name="P11">-pes</text:p>
      <text:p text:style-name="P11">-alçada</text:p>
      <text:p text:style-name="P11"/>
      <text:p text:style-name="P11">FEV: teòric / el real = tant% referència. </text:p>
      <text:p text:style-name="P11">obstruccións tenen un valor espiromètric per sota de 70. (en el quocient) </text:p>
      <text:p text:style-name="P11">per saber si es greu o no, es mira el % de FVC i FEV1 (quant mes baixos, pitjor)</text:p>
      <text:p text:style-name="P11"><text:soft-page-break/>es poden fer representacions volum/temps o volum insp/volum esp</text:p>
      <text:p text:style-name="P11"/>
      <text:p text:style-name="P11"/>
      <text:p text:style-name="P11">Ens dona la situació de base i si la persona és molt reactiva enfront estímuls</text:p>
      <text:p text:style-name="P11"/>
      <text:p text:style-name="P11">per saber si és reactiu: producte per obrir bronqui</text:p>
      <text:p text:style-name="P11">es fa <text:span text:style-name="T1">espirometria</text:span>. si després de donar hi ha millor, positiu significatiu</text:p>
      <text:p text:style-name="P11">si hi ha poc canvi, no significatiu. </text:p>
      <text:p text:style-name="P11"/>
      <text:p text:style-name="P12">de vegades és dubtosa: </text:p>
      <text:p text:style-name="P12">podem usar la broncoprovocadora (bronqui es tanca) </text:p>
      <text:p text:style-name="P12"><text:tab/>especifica: allergen concret, exercici</text:p>
      <text:p text:style-name="P12"><text:tab/>inespecifica: metacolina, manitol</text:p>
      <text:p text:style-name="P12"/>
      <text:p text:style-name="P12"/>
      <text:p text:style-name="P12">FEV i FVC per menys del 80% és raro</text:p>
      <text:p text:style-name="P12"/>
      <text:p text:style-name="P12">si és molt pitjor, hiperreactivitat. </text:p>
      <text:p text:style-name="P12"/>
      <text:p text:style-name="P12"/>
      <text:p text:style-name="P12"/>
      <text:p text:style-name="P12">pletismògraf corporal: </text:p>
      <text:p text:style-name="P12"/>
      <text:p text:style-name="P13">volums i capacitats. </text:p>
      <text:p text:style-name="P13">volum normal: tidal volum.</text:p>
      <text:p text:style-name="P13"/>
      <text:p text:style-name="P13">agafar aire fons: capacitat pulmonar total. </text:p>
      <text:p text:style-name="P13">aire en repos: capacitat residual funcional (sense inspirar) </text:p>
      <text:p text:style-name="P13">treure tot aire: no es pot treure tot (sempre es queda una mica): volum residual </text:p>
      <text:p text:style-name="P13"/>
      <text:p text:style-name="P13"/>
      <text:p text:style-name="P14">alteració ventilatòria obstructiva.</text:p>
      <text:p text:style-name="P14">no poden treure tot l’aire</text:p>
      <text:p text:style-name="P14">atrapament aeri: volum residual &gt; 120%</text:p>
      <text:p text:style-name="P14">capacitat pulmonar total &gt; 120%: hiperinsuflació pulmonar estàtica.</text:p>
      <text:p text:style-name="P14"/>
      <text:p text:style-name="P14">volums per sota del 80%: malaltia restrictiva</text:p>
      <text:p text:style-name="P14"/>
      <text:p text:style-name="P14">altres funcions pulmo: </text:p>
      <text:p text:style-name="P14">depuracio de elements nocius: barrera fisica, mucus, moviments ciliars, defenses immunologiques </text:p>
      <text:p text:style-name="P14"/>
      <text:p text:style-name="P14">productor de coses: substància tensoactiva (no col·lapsi), immunoglobulines A, hormones (poques però en determinades malalties es dispara, alteracions generals del cos. serotonina, antidiuretica) </text:p>
      <text:p text:style-name="P14"/>
      <text:p text:style-name="P14"/>
      <text:p text:style-name="P15">secreció inadequada d’antidiurètic en cas de cancer del pulmo i tal </text:p>
      <text:p text:style-name="P15"/>
      <text:p text:style-name="P15"/>
      <text:p text:style-name="P15"/>
      <text:p text:style-name="P15"/>
      <text:p text:style-name="P15"/>
      <text:p text:style-name="P15"/>
      <text:p text:style-name="P16"><text:soft-page-break/>Propietats estàtiques i dinàmiques. (sense i amb temps) </text:p>
      <text:p text:style-name="P16"/>
      <text:p text:style-name="P17">Fases de respiració</text:p>
      <text:p text:style-name="P17"/>
      <text:p text:style-name="P17">- Inspiració: sempre actiu, genera treball (Wb (treball respiratori)), 3-5% VO2 (el que consumeix)</text:p>
      <text:p text:style-name="P17">- Espiració: passiva en certes circumstàncies. (poques)</text:p>
      <text:p text:style-name="P17"/>
      <text:p text:style-name="P17">Els músculs tenen activitat, generen pressió la qual cosa provoca entrada i sortida aire. </text:p>
      <text:p text:style-name="P17"/>
      <text:p text:style-name="P17">Músculs</text:p>
      <text:p text:style-name="P17">- Inspiratoris: diafragma, intercostals externs, paraesternals, accessoris</text:p>
      <text:p text:style-name="P17">- Espiratoris: intercostals interns, prensa abdominal</text:p>
      <text:p text:style-name="P17"/>
      <text:p text:style-name="P18">Músculs respiratoris. </text:p>
      <text:p text:style-name="P18">Molta capacitat de resistència. </text:p>
      <text:p text:style-name="P18">Fascicles, fibres, sarcòmeres...</text:p>
      <text:p text:style-name="P18"/>
      <text:p text:style-name="P18"/>
      <text:p text:style-name="P18">Tipus de contracció</text:p>
      <text:p text:style-name="P18">- Concèntrica: perd longitud</text:p>
      <text:p text:style-name="P18">- Isomètrica: no perd longitud</text:p>
      <text:p text:style-name="P18">- Excèntrica: primer s’estira, després es contrau (fa mal però indueix remodelació) </text:p>
      <text:p text:style-name="P18"/>
      <text:p text:style-name="P18">El diafragma es trenca en situacions crítiques per després remodelar-se. </text:p>
      <text:p text:style-name="P18"/>
      <text:p text:style-name="P18">Si tenim lesió, es pot reparar i tornar al principi o tenir noves característiques (remodelat) </text:p>
      <text:p text:style-name="P18">Pot ser disfunció o millor funció. </text:p>
      <text:p text:style-name="P18"/>
      <text:p text:style-name="P18">Conceptes:</text:p>
      <text:p text:style-name="P18">Propietats a avaluar<text:line-break/>- Força</text:p>
      <text:p text:style-name="P18">- Resistència </text:p>
      <text:p text:style-name="P18">- Reserva davant la fatiga</text:p>
      <text:p text:style-name="P18">- Coordinació</text:p>
      <text:p text:style-name="P18"/>
      <text:p text:style-name="P18">- <text:span text:style-name="T2">Fracàs mecànic</text:span></text:p>
      <text:p text:style-name="P18">- <text:span text:style-name="T2">Fatiga</text:span></text:p>
      <text:p text:style-name="P18">- <text:span text:style-name="T2">Deilitat</text:span></text:p>
      <text:p text:style-name="P18"/>
      <text:p text:style-name="P19">Força: màxima expressió d’un múscul per desenvolupar una sèries de característiques mecàniques</text:p>
      <text:p text:style-name="P19">Depen de</text:p>
      <text:p text:style-name="P19">- Tamany </text:p>
      <text:p text:style-name="P19">- Nombre i tamany de fibres</text:p>
      <text:p text:style-name="P19">- Fibres tipus 2: (IIa i IIx) </text:p>
      <text:p text:style-name="P19"/>
      <text:p text:style-name="P20">Homes i dones tenim la mateixa força per unitat de superfície, però homes tenen més massa muscular.</text:p>
      <text:p text:style-name="P20"/>
      <text:p text:style-name="P20"/>
      <text:p text:style-name="P20">Resistència: capacitat aeròbica del múscul </text:p>
      <text:p text:style-name="P20">Depen de</text:p>
      <text:p text:style-name="P20">- Capacitat del múscul d’usar oxigen</text:p>
      <text:p text:style-name="P20"><text:soft-page-break/>- Arribar oxigen </text:p>
      <text:p text:style-name="P20">- Oxigen tingui sang </text:p>
      <text:p text:style-name="P20">- Múscul tingui fibres resistents a la fatiga I </text:p>
      <text:p text:style-name="P20">- Enzims que funcionin bé.</text:p>
      <text:p text:style-name="P20"/>
      <text:p text:style-name="P20"/>
      <text:p text:style-name="P20">Respiració pulmonar i respiració tissular és el contrari lmao. </text:p>
      <text:p text:style-name="P20"/>
      <text:p text:style-name="P20"/>
      <text:p text:style-name="P20">Entrenament: Resistance training i anaerobic training per força</text:p>
      <text:p text:style-name="P20"><text:tab/> <text:s text:c="10"/>Endurance training i aerobic training per resistència </text:p>
      <text:p text:style-name="P20"/>
      <text:p text:style-name="P20"/>
      <text:p text:style-name="P20">Debilitat muscular: no pots fer un esforç que hauries de fer. </text:p>
      <text:p text:style-name="P20">Mesures per contrarrestar: llarg termini</text:p>
      <text:p text:style-name="P20"/>
      <text:p text:style-name="P20">Fatiga muscular: pots fer esforç, però en un cert moment ja no pots més</text:p>
      <text:p text:style-name="P21">Mesura per contrarrestar: repós</text:p>
      <text:p text:style-name="P21"/>
      <text:p text:style-name="P21"/>
      <text:p text:style-name="P22">Relacions importants: relació longitud-tensió (longitud òptima per fer màxima força) </text:p>
      <text:p text:style-name="P22"/>
      <text:p text:style-name="P23">Si la resistència de la via aèria és normal, la longitud muscular és normal i tot va bé</text:p>
      <text:p text:style-name="P23"/>
      <text:p text:style-name="P23">Si passen coses dolentes, la resistènica de la via aèria augmenta, aire no surt fàcilment (hiperinsuflació pulmonar), diafragma s’aixafa (fa menys força), arriba menys nutrients... </text:p>
      <text:p text:style-name="P23">50% del oxigen simplement per respirar (en repos) </text:p>
      <text:p text:style-name="P23"/>
      <text:p text:style-name="P23">MPOC: te menys força però té més volum. </text:p>
      <text:p text:style-name="P23">Sans: al mateix volum pulmonar fan menys força-</text:p>
      <text:p text:style-name="P23"/>
      <text:p text:style-name="P23">Mesurar força:</text:p>
      <text:p text:style-name="P23">- Pressions que es genere<text:span text:style-name="T3">n màximes</text:span></text:p>
      <text:p text:style-name="P24">Com?</text:p>
      <text:p text:style-name="P24">- Al nas o a la boca</text:p>
      <text:p text:style-name="P24">- Cateters a l’esofag i a l’estomac. </text:p>
      <text:p text:style-name="P24"/>
      <text:p text:style-name="P24">Pressió transdiafragmàtica: diferència entre pressions de l’estòmac i l’esòfag. </text:p>
      <text:p text:style-name="P24"/>
      <text:p text:style-name="P24"/>
      <text:p text:style-name="P24">Twitch: maniobres involuntàries per generar contracció del diafragma.</text:p>
      <text:p text:style-name="P24"/>
      <text:p text:style-name="P24">Maniobres</text:p>
      <text:p text:style-name="P24">- Estàtiques (no hi ha flux)</text:p>
      <text:p text:style-name="P24">- Dinàmiques (hi ha flux)</text:p>
      <text:p text:style-name="P24"/>
      <text:p text:style-name="P24"/>
      <text:p text:style-name="P24">Quan no hi entra aire, pressió en dos sistemes s’iguala. (per tant, pressió a la boca = alveol)</text:p>
      <text:p text:style-name="P24"/>
      <text:p text:style-name="P24">També es pot mesurar amb estimuladors elèctrics, magnètics o esnifs. </text:p>
      <text:p text:style-name="P24"/>
      <text:p text:style-name="P24"/>
      <text:p text:style-name="P24"><text:soft-page-break/>No tots tenims els mateixos volums. </text:p>
      <text:p text:style-name="P24"/>
      <text:p text:style-name="P24">Taponar inspiració fa que la maxima sigui eventual</text:p>
      <text:p text:style-name="P24"/>
      <text:p text:style-name="P24">Resistència: es mesura amb tests que mostren el temps que aguantes. </text:p>
      <text:p text:style-name="P24"/>
      <text:p text:style-name="P24"/>
      <text:p text:style-name="P24">1: progressiu</text:p>
      <text:p text:style-name="P24">2: carrega que no es maxima .</text:p>
      <text:p text:style-name="P24"/>
      <text:p text:style-name="P24"><text:line-break/>Fatiga: múscul ja no pot fer força de forma puntual. </text:p>
      <text:p text:style-name="P24"/>
      <text:p text:style-name="P24"/>
      <text:p text:style-name="P24"/>
      <text:p text:style-name="P24">Fatiga ràpida?</text:p>
      <text:p text:style-name="P24">- quan temps dedico a inspirar del total del cicle respiratori (més = fatiga més ràpida) </text:p>
      <text:p text:style-name="P24">- Pressió usada del total que podem servir fer (més = fatiga més ràpida) </text:p>
      <text:p text:style-name="P24"/>
      <text:p text:style-name="P24">.<text:span text:style-name="T4">15 risc de fatiga, .20 fatiga. </text:span></text:p>
      <text:p text:style-name="P24"/>
      <text:p text:style-name="P24"/>
      <text:p text:style-name="P25">Signes clínics de disfunció muscular: </text:p>
      <text:p text:style-name="P25">- Triatge intercostal</text:p>
      <text:p text:style-name="P25"/>
      <text:p text:style-name="P25"/>
      <text:p text:style-name="P25"/>
      <text:p text:style-name="P25"/>
      <text:p text:style-name="P25">Estàtic: P/V</text:p>
      <text:p text:style-name="P25"/>
      <text:p text:style-name="P25">Dinàmic: P/V/t</text:p>
      <text:p text:style-name="P25"/>
      <text:p text:style-name="P25">Distensibilitat estàtica. </text:p>
      <text:p text:style-name="P25">Volum d’aire que un P transpulmonar és capaç de mobilitzar. </text:p>
      <text:p text:style-name="P25"/>
      <text:p text:style-name="P25">Pressió transpulmonar = Pressió pleural - Pressió alveolar</text:p>
      <text:p text:style-name="P25"/>
      <text:p text:style-name="P25">Compliance és normal. </text:p>
      <text:p text:style-name="P25"/>
      <text:p text:style-name="P25"/>
      <text:p text:style-name="P25">Enfisema pulmonar: </text:p>
      <text:p text:style-name="P25">Parènquima poc rigid, ja inflat.</text:p>
      <text:p text:style-name="P25">Es disten molt amb poca pressió</text:p>
      <text:p text:style-name="P25">Manca de recuperació elàstica</text:p>
      <text:p text:style-name="P25">Compliance elevada</text:p>
      <text:p text:style-name="P25"/>
      <text:p text:style-name="P25">Fibrosi pulmonar</text:p>
      <text:p text:style-name="P25">El contrari del enfisema. </text:p>
      <text:p text:style-name="P25"/>
      <text:p text:style-name="P25"/>
      <text:p text:style-name="P25"/>
      <text:p text:style-name="P25"/>
      <text:p text:style-name="P25"><text:soft-page-break/>Histèresi: </text:p>
      <text:p text:style-name="P25">Amb aire hi ha diferències entre la distensbilitat a la inspiració i expiració. (histèresi)</text:p>
      <text:p text:style-name="P25">Diferències que desapareixen amb líquid dins el pulmó. </text:p>
      <text:p text:style-name="P25"/>
      <text:p text:style-name="P25">Distensibilitat = compliance</text:p>
      <text:p text:style-name="P25"/>
      <text:p text:style-name="P25"/>
      <text:p text:style-name="P25">Elasticitat: </text:p>
      <text:p text:style-name="P25">- Tendència a recuperar el volum inicial en desapareixer la força deformant. (contrari de distensibilitat) </text:p>
      <text:p text:style-name="P25"/>
      <text:p text:style-name="P25">Factors que infuelixen: </text:p>
      <text:p text:style-name="P25">- Tensió superficial</text:p>
      <text:p text:style-name="P25">- Estructura del pulmó</text:p>
      <text:p text:style-name="P25">..</text:p>
      <text:p text:style-name="P25"/>
      <text:p text:style-name="P25"/>
      <text:p text:style-name="P25">Tensió superficial:</text:p>
      <text:p text:style-name="P25">- Molècules tenen atracció inversament proporcional al radi del cos que hi hagi allà.</text:p>
      <text:p text:style-name="P25">Els alveols tenen tendència a col·lapsar-se, però tenen una substància tensoactiva que disminueix tensió superficial.</text:p>
      <text:p text:style-name="P25"/>
      <text:p text:style-name="P26">Si no, es col·lapsen alveols petits i hi ha conseqüències dures. </text:p>
      <text:p text:style-name="P26"/>
      <text:p text:style-name="P26"/>
      <text:p text:style-name="P27">Hiperinsuflació estàtica: els pulmons estan inflats (sempre) (el diafragma es torna més curt i fa menys força)</text:p>
      <text:p text:style-name="P27"/>
      <text:p text:style-name="P27">Hiperinsuflació dinàmica: quan estem fent un esforç <text:span text:style-name="T5">no ens hiperinsuflem en cap moment (gent sana). SI estem malament, espirometria forçada és molt més petita. En repós està ja al màxim que pot gairebé. (entrada d’aire que ja no pot sortir, en algun moment no entra mé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11:02:28.548886453</meta:creation-date>
    <dc:date>2025-02-03T09:21:15.372037363</dc:date>
    <meta:editing-duration>PT1H29M27S</meta:editing-duration>
    <meta:editing-cycles>30</meta:editing-cycles>
    <meta:generator>LibreOffice/24.2.7.2$Linux_X86_64 LibreOffice_project/420$Build-2</meta:generator>
    <meta:document-statistic meta:table-count="0" meta:image-count="0" meta:object-count="0" meta:page-count="8" meta:paragraph-count="211" meta:word-count="1542" meta:character-count="10111" meta:non-whitespace-character-count="8662"/>
  </office:meta>
</office:document-meta>
</file>